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fo:letter-spacing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fo:letter-spacing="normal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sans-serif" fo:font-size="9.55000019073486pt" fo:letter-spacing="normal" fo:font-style="italic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text-position="super 58%" style:font-name="Times New Roman" fo:font-size="12pt" fo:letter-spacing="normal" fo:font-style="normal" fo:font-weight="normal" style:font-size-asian="10.5pt" style:font-weight-asian="normal" style:font-size-complex="12pt" style:font-weight-complex="normal"/>
    </style:style>
    <style:style style:name="T1" style:family="text">
      <style:text-properties style:text-position="sub 58%"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2" style:family="text">
      <style:text-properties style:text-position="0% 100%" style:font-name="Times New Roman" fo:font-size="12pt" fo:font-style="normal" fo:font-weight="normal" style:font-size-asian="10.5pt" style:font-weight-asian="normal" style:font-size-complex="12pt" style:font-weight-complex="normal"/>
    </style:style>
    <style:style style:name="T3" style:family="text">
      <style:text-properties style:text-position="0% 100%" style:font-name="Times New Roman" fo:font-size="12pt" fo:font-style="normal" style:font-size-asian="10.5pt" style:font-size-complex="12pt"/>
    </style:style>
    <style:style style:name="T4" style:family="text">
      <style:text-properties style:text-position="0% 100%" style:font-name="Times New Roman1" fo:font-size="12pt" fo:font-style="normal" fo:font-weight="normal" style:font-name-asian="Times New Roman1" style:font-size-asian="10.5pt" style:font-weight-asian="normal" style:font-name-complex="Times New Roman1" style:font-size-complex="12pt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name="Times New Roman" fo:font-size="12pt" fo:font-style="normal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nguages and Machines</text:p>
      <text:p text:style-name="P3">Ex Chap 4 (pp 140-142): 1, 7, 14, 23, 26, and optionally 32</text:p>
      <text:p text:style-name="P3"/>
      <text:p text:style-name="P4">14.</text:p>
      <text:p text:style-name="P5"><text:span text:style-name="T2">Any equivalence relation will partition the set X into X</text:span><text:span text:style-name="T1">1</text:span><text:span text:style-name="T2">...X</text:span><text:span text:style-name="T1">n</text:span><text:span text:style-name="T2"> because of Theorem 1.3.4</text:span></text:p>
      <text:p text:style-name="P8"/>
      <text:p text:style-name="P9">20.</text:p>
      <text:p text:style-name="P6"><text:span text:style-name="T2">Suppose all functions are in the countable set f</text:span><text:span text:style-name="T1">1</text:span><text:span text:style-name="T2">, f</text:span><text:span text:style-name="T1">2</text:span><text:span text:style-name="T2">,...</text:span></text:p>
      <text:p text:style-name="P8">The function</text:p>
      <text:p text:style-name="P6"><text:span text:style-name="T2"><text:tab/>f(n) = concat(f</text:span><text:span text:style-name="T1">n</text:span><text:span text:style-name="T2">(n), 1)</text:span></text:p>
      <text:p text:style-name="P8">cannot be in that set.</text:p>
      <text:p text:style-name="P10">ΟΕΔ</text:p>
      <text:p text:style-name="P8"/>
      <text:p text:style-name="P9">30.</text:p>
      <text:p text:style-name="P6"><text:span text:style-name="T2">N </text:span><text:span text:style-name="T4">→</text:span><text:span text:style-name="T2"> N</text:span></text:p>
      <text:p text:style-name="P8">Basis step:</text:p>
      <text:p text:style-name="P8">s(Z) &gt; Z</text:p>
      <text:p text:style-name="P8">Inductive step:</text:p>
      <text:p text:style-name="P8">if a &gt; b, then s(a) &gt; b and s(a) &gt; s(b)</text:p>
      <text:p text:style-name="P8">C</text:p>
      <text:p text:style-name="P8"/>
      <text:p text:style-name="P6"><text:span text:style-name="T2">[NxN] </text:span><text:span text:style-name="T4">→</text:span><text:span text:style-name="T2"> [NxN]</text:span></text:p>
      <text:p text:style-name="P8">Basis:</text:p>
      <text:p text:style-name="P8">[s(Z), x] &gt; [Z, y]</text:p>
      <text:p text:style-name="P8">[Z, s(Z)] &gt; [Z, Z]</text:p>
      <text:p text:style-name="P8">Inductive step:</text:p>
      <text:p text:style-name="P8">if [a,b] &gt; [c,d], then:</text:p>
      <text:p text:style-name="P8"><text:tab/>[a, s(b)] &gt; [c, s(d)]</text:p>
      <text:p text:style-name="P8"><text:tab/>[a, s(b)] &gt; [c, d]</text:p>
      <text:p text:style-name="P8"><text:tab/>[s(a), b] &gt; [c, d]</text:p>
      <text:p text:style-name="P8"><text:tab/>[s(a), b] &gt; [s(c), d]</text:p>
      <text:p text:style-name="P8"><text:tab/>[s(a), s(b)] &gt; [s(c), s(d)]</text:p>
      <text:p text:style-name="P8"><text:tab/>if a != c then: [a, b] &gt; [c, s(d)]</text:p>
      <text:p text:style-name="P8">C</text:p>
      <text:p text:style-name="P8"/>
      <text:p text:style-name="P9">33.</text:p>
      <text:p text:style-name="P8">Basis: If n = 1, then m * n = m</text:p>
      <text:p text:style-name="P8">Recursive step: m * s(n) = m + (m * n)</text:p>
      <text:p text:style-name="P8">C</text:p>
      <text:p text:style-name="P8"/>
      <text:p text:style-name="P9">40.</text:p>
      <text:p text:style-name="P7"><text:span text:style-name="T3">Prove 1 +2</text:span><text:span text:style-name="T6">n</text:span><text:span text:style-name="T3"> &lt; 3</text:span><text:span text:style-name="T6">n</text:span><text:span text:style-name="T3"> for all n &gt; 2</text:span></text:p>
      <text:p text:style-name="P11"/>
      <text:p text:style-name="P7"><text:span text:style-name="T3">Basis: 1 + 2</text:span><text:span text:style-name="T6">3</text:span><text:span text:style-name="T3"> = 9 &lt; 3</text:span><text:span text:style-name="T6">3</text:span><text:span text:style-name="T3"> = 27</text:span></text:p>
      <text:p text:style-name="P8">Inductive:</text:p>
      <text:p text:style-name="P8"><text:soft-page-break/>1+2<text:span text:style-name="T5">n+1</text:span> &lt; 3<text:span text:style-name="T5">n+1</text:span></text:p>
      <text:p text:style-name="P8">1 + 2 * 2<text:span text:style-name="T5">n</text:span> &lt; 3 * 3<text:span text:style-name="T5">n</text:span></text:p>
      <text:p text:style-name="P8">1 + 2<text:span text:style-name="T5">n</text:span> + 2<text:span text:style-name="T5">n</text:span> &lt; 3<text:span text:style-name="T5">n </text:span>+ 3<text:span text:style-name="T5">n</text:span> + 3<text:span text:style-name="T5">n</text:span></text:p>
      <text:p text:style-name="P11"/>
      <text:p text:style-name="P8">1 + 2<text:span text:style-name="T5">n </text:span>&lt; 3<text:span text:style-name="T5">n</text:span> <text:tab/>{inductive hypothesis}</text:p>
      <text:p text:style-name="P8">2<text:span text:style-name="T5">n</text:span> &lt; 3<text:span text:style-name="T5">n </text:span>+ 3<text:span text:style-name="T5">n <text:tab/></text:span></text:p>
      <text:p text:style-name="P8"/>
      <text:p text:style-name="P8">thus,</text:p>
      <text:p text:style-name="P8">1+2<text:span text:style-name="T5">n+1</text:span> &lt; 3<text:span text:style-name="T5">n+1</text:span></text:p>
      <text:p text:style-name="P11"/>
      <text:p text:style-name="P10">ΟΕΔ</text:p>
      <text:p text:style-name="P11"/>
      <text:p text:style-name="P9">47.</text:p>
      <text:p text:style-name="P8">Basis: 2(1) – 1 = 1</text:p>
      <text:p text:style-name="P8">Induction:</text:p>
      <text:p text:style-name="P8">2(n+1) – 1</text:p>
      <text:p text:style-name="P8">2n + 2 – 1</text:p>
      <text:p text:style-name="P8">2n+1</text:p>
      <text:p text:style-name="P8"/>
      <text:p text:style-name="P8">For the binary tree to be strict, we must add two new nodes in each step – in other words, n+1 will be equivalent to n+2, since the node we are adding onto must either have two children or be a leaf. </text:p>
      <text:p text:style-name="P8"/>
      <text:p text:style-name="P8">Thus, if we assume 2n-1 to be true, we can add two nodes for (n+1) to get 2n-1 + 2</text:p>
      <text:p text:style-name="P8"/>
      <text:p text:style-name="P8">2n-1+2 =</text:p>
      <text:p text:style-name="P8">2n+1</text:p>
      <text:p text:style-name="P8"/>
      <text:p text:style-name="P10">ΟΕΔ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6.9181in" style:type="right"/>
          <style:tab-stop style:position="6.9252in" style:type="right"/>
        </style:tab-stops>
      </style:paragraph-properties>
      <style:text-properties fo:font-size="20pt" style:font-size-asian="20pt" style:font-size-complex="2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J Bolton<text:tab/>Set 7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0-10-10T18:43:19</meta:creation-date>
    <dc:creator>jb</dc:creator>
    <dc:date>2010-11-21T16:01:41</dc:date>
    <meta:editing-cycles>96</meta:editing-cycles>
    <meta:editing-duration>PT1H39M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8" meta:word-count="298" meta:character-count="1251"/>
  </office:meta>
</office:document-meta>
</file>